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46.6pt" svg:y="22.93pt">
            <loext:p draw:notify-on-update-of-ranges="Sheet1.A3:Sheet1.A18 Sheet1.B3:Sheet1.B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71.57pt" svg:y="25.65pt">
            <loext:p draw:notify-on-update-of-ranges="Sheet1.A4:Sheet1.A17 Sheet1.B4:Sheet1.B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43.93pt" svg:y="288.09pt">
            <loext:p draw:notify-on-update-of-ranges="Sheet1.A1:Sheet1.A2 Sheet1.A3:Sheet1.A18 Sheet1.C1:Sheet1.C2 Sheet1.C3:Sheet1.C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oad(Mpps)</text:p>
          </table:table-cell>
          <table:table-cell office:value-type="string" calcext:value-type="string">
            <text:p>Latency(ns)</text:p>
          </table:table-cell>
          <table:table-cell office:value-type="string" calcext:value-type="string">
            <text:p>Drop Rate</text:p>
          </table:table-cell>
          <table:table-cell office:value-type="string" calcext:value-type="string">
            <text:p>Throughput(Mpps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2831" calcext:value-type="float">
            <text:p>1002831</text:p>
          </table:table-cell>
          <table:table-cell table:formula="of:= 1 - ([.D3]/[.A3])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58631" calcext:value-type="float">
            <text:p>458631</text:p>
          </table:table-cell>
          <table:table-cell table:formula="of:= 1 - ([.D4]/[.A4])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64607" calcext:value-type="float">
            <text:p>64607</text:p>
          </table:table-cell>
          <table:table-cell table:formula="of:= 1 - ([.D5]/[.A5])"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50546" calcext:value-type="float">
            <text:p>50546</text:p>
          </table:table-cell>
          <table:table-cell table:formula="of:= 1 - ([.D6]/[.A6])"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43636" calcext:value-type="float">
            <text:p>43636</text:p>
          </table:table-cell>
          <table:table-cell table:formula="of:= 1 - ([.D7]/[.A7])" office:value-type="float" office:value="0" calcext:value-type="float">
            <text:p>0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7463" calcext:value-type="float">
            <text:p>37463</text:p>
          </table:table-cell>
          <table:table-cell table:formula="of:= 1 - ([.D8]/[.A8])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34669" calcext:value-type="float">
            <text:p>34669</text:p>
          </table:table-cell>
          <table:table-cell table:formula="of:= 1 - ([.D9]/[.A9])" office:value-type="float" office:value="0" calcext:value-type="float">
            <text:p>0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6605" calcext:value-type="float">
            <text:p>36605</text:p>
          </table:table-cell>
          <table:table-cell table:formula="of:= 1 - ([.D10]/[.A10])"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42683" calcext:value-type="float">
            <text:p>42683</text:p>
          </table:table-cell>
          <table:table-cell table:formula="of:= 1 - ([.D11]/[.A11])" office:value-type="float" office:value="0" calcext:value-type="float">
            <text:p>0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54005" calcext:value-type="float">
            <text:p>54005</text:p>
          </table:table-cell>
          <table:table-cell table:formula="of:= 1 - ([.D12]/[.A12])" office:value-type="float" office:value="0.00376884422110557" calcext:value-type="float">
            <text:p>0.0037688442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73184" calcext:value-type="float">
            <text:p>73184</text:p>
          </table:table-cell>
          <table:table-cell table:formula="of:= 1 - ([.D13]/[.A13])" office:value-type="float" office:value="0.0135635018495683" calcext:value-type="float">
            <text:p>0.01356350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88227" calcext:value-type="float">
            <text:p>88227</text:p>
          </table:table-cell>
          <table:table-cell table:formula="of:= 1 - ([.D14]/[.A14])" office:value-type="float" office:value="0.0196078431372549" calcext:value-type="float">
            <text:p>0.01960784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88481" calcext:value-type="float">
            <text:p>88481</text:p>
          </table:table-cell>
          <table:table-cell table:formula="of:= 1 - ([.D15]/[.A15])" office:value-type="float" office:value="0.0452920143027414" calcext:value-type="float">
            <text:p>0.0452920143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85247" calcext:value-type="float">
            <text:p>85247</text:p>
          </table:table-cell>
          <table:table-cell table:formula="of:= 1 - ([.D16]/[.A16])" office:value-type="float" office:value="0.0630841121495328" calcext:value-type="float">
            <text:p>0.0630841121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85538" calcext:value-type="float">
            <text:p>85538</text:p>
          </table:table-cell>
          <table:table-cell table:formula="of:= 1 - ([.D17]/[.A17])" office:value-type="float" office:value="0.19019019019019" calcext:value-type="float">
            <text:p>0.1901901902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101488" calcext:value-type="float">
            <text:p>101488</text:p>
          </table:table-cell>
          <table:table-cell table:formula="of:= 1 - ([.D18]/[.A18])" office:value-type="float" office:value="0.283068783068783" calcext:value-type="float">
            <text:p>0.2830687831</text:p>
          </table:table-cell>
          <table:table-cell office:value-type="float" office:value="8.13" calcext:value-type="float">
            <text:p>8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/00/0000</text:date>, <text:time style:data-style-name="N2" text:time-value="15:30:33.840795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00:40.587300728</meta:creation-date>
    <dc:date>2019-05-26T16:00:02.796603708</dc:date>
    <meta:editing-duration>PT47M30S</meta:editing-duration>
    <meta:editing-cycles>3</meta:editing-cycles>
    <meta:generator>LibreOffice/5.1.6.2$Linux_X86_64 LibreOffice_project/10m0$Build-2</meta:generator>
    <meta:document-statistic meta:table-count="1" meta:cell-count="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Load vs Latency (full range)</text:p>
        </chart:title>
        <chart:legend chart:legend-position="end" svg:x="13.148cm" svg:y="4.201cm" style:legend-expansion="high" chart:style-name="ch3"/>
        <chart:plot-area chart:style-name="ch4" table:cell-range-address="Sheet1.A3:Sheet1.B18" svg:x="0.32cm" svg:y="1.275cm" svg:width="12.508cm" svg:height="6.564cm">
          <chartooo:coordinate-region svg:x="1.682cm" svg:y="1.474cm" svg:width="10.774cm" svg:height="5.718cm"/>
          <chart:axis chart:dimension="x" chart:name="primary-x" chart:style-name="ch5">
            <chart:title svg:x="5.604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:Sheet1.B18" chart:class="chart:scatter">
            <chart:domain table:cell-range-address="Sheet1.A3:Sheet1.A1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3:Sheet1.A18</svg:desc>
                </draw:g>
              </table:table-cell>
              <table:table-cell office:value-type="float" office:value="1002831">
                <text:p>1002831</text:p>
                <draw:g>
                  <svg:desc>Sheet1.B3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458631">
                <text:p>458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2">
                <text:p>1.42</text:p>
              </table:table-cell>
              <table:table-cell office:value-type="float" office:value="64607">
                <text:p>64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3">
                <text:p>2.13</text:p>
              </table:table-cell>
              <table:table-cell office:value-type="float" office:value="50546">
                <text:p>505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">
                <text:p>2.84</text:p>
              </table:table-cell>
              <table:table-cell office:value-type="float" office:value="43636">
                <text:p>4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6">
                <text:p>4.26</text:p>
              </table:table-cell>
              <table:table-cell office:value-type="float" office:value="37463">
                <text:p>374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8">
                <text:p>5.68</text:p>
              </table:table-cell>
              <table:table-cell office:value-type="float" office:value="34669">
                <text:p>34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">
                <text:p>7.1</text:p>
              </table:table-cell>
              <table:table-cell office:value-type="float" office:value="36605">
                <text:p>36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6">
                <text:p>7.86</text:p>
              </table:table-cell>
              <table:table-cell office:value-type="float" office:value="42683">
                <text:p>42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6">
                <text:p>7.96</text:p>
              </table:table-cell>
              <table:table-cell office:value-type="float" office:value="54005">
                <text:p>54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1">
                <text:p>8.11</text:p>
              </table:table-cell>
              <table:table-cell office:value-type="float" office:value="73184">
                <text:p>73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6">
                <text:p>8.16</text:p>
              </table:table-cell>
              <table:table-cell office:value-type="float" office:value="88227">
                <text:p>88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39">
                <text:p>8.39</text:p>
              </table:table-cell>
              <table:table-cell office:value-type="float" office:value="88481">
                <text:p>88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6">
                <text:p>8.56</text:p>
              </table:table-cell>
              <table:table-cell office:value-type="float" office:value="85247">
                <text:p>85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99">
                <text:p>9.99</text:p>
              </table:table-cell>
              <table:table-cell office:value-type="float" office:value="85538">
                <text:p>85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4">
                <text:p>11.34</text:p>
              </table:table-cell>
              <table:table-cell office:value-type="float" office:value="101488">
                <text:p>1014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34cm" svg:y="0.316cm" chart:style-name="ch2">
          <text:p>Load vs Latency (partial range)</text:p>
        </chart:title>
        <chart:legend chart:legend-position="end" svg:x="13.148cm" svg:y="4.201cm" style:legend-expansion="high" chart:style-name="ch3"/>
        <chart:plot-area chart:style-name="ch4" table:cell-range-address="Sheet1.A4:Sheet1.B17" svg:x="0.32cm" svg:y="1.275cm" svg:width="12.508cm" svg:height="6.564cm">
          <chartooo:coordinate-region svg:x="1.682cm" svg:y="1.474cm" svg:width="10.959cm" svg:height="5.718cm"/>
          <chart:axis chart:dimension="x" chart:name="primary-x" chart:style-name="ch5">
            <chart:title svg:x="5.604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4:Sheet1.B17" chart:class="chart:scatter">
            <chart:domain table:cell-range-address="Sheet1.A4:Sheet1.A17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">
                <text:p>0.14</text:p>
                <draw:g>
                  <svg:desc>Sheet1.A4:Sheet1.A17</svg:desc>
                </draw:g>
              </table:table-cell>
              <table:table-cell office:value-type="float" office:value="458631">
                <text:p>458631</text:p>
                <draw:g>
                  <svg:desc>Sheet1.B4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">
                <text:p>1.42</text:p>
              </table:table-cell>
              <table:table-cell office:value-type="float" office:value="64607">
                <text:p>64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3">
                <text:p>2.13</text:p>
              </table:table-cell>
              <table:table-cell office:value-type="float" office:value="50546">
                <text:p>50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4">
                <text:p>2.84</text:p>
              </table:table-cell>
              <table:table-cell office:value-type="float" office:value="43636">
                <text:p>43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6">
                <text:p>4.26</text:p>
              </table:table-cell>
              <table:table-cell office:value-type="float" office:value="37463">
                <text:p>37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8">
                <text:p>5.68</text:p>
              </table:table-cell>
              <table:table-cell office:value-type="float" office:value="34669">
                <text:p>34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">
                <text:p>7.1</text:p>
              </table:table-cell>
              <table:table-cell office:value-type="float" office:value="36605">
                <text:p>36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6">
                <text:p>7.86</text:p>
              </table:table-cell>
              <table:table-cell office:value-type="float" office:value="42683">
                <text:p>42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6">
                <text:p>7.96</text:p>
              </table:table-cell>
              <table:table-cell office:value-type="float" office:value="54005">
                <text:p>54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11">
                <text:p>8.11</text:p>
              </table:table-cell>
              <table:table-cell office:value-type="float" office:value="73184">
                <text:p>73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6">
                <text:p>8.16</text:p>
              </table:table-cell>
              <table:table-cell office:value-type="float" office:value="88227">
                <text:p>88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9">
                <text:p>8.39</text:p>
              </table:table-cell>
              <table:table-cell office:value-type="float" office:value="88481">
                <text:p>88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56">
                <text:p>8.56</text:p>
              </table:table-cell>
              <table:table-cell office:value-type="float" office:value="85247">
                <text:p>85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9">
                <text:p>9.99</text:p>
              </table:table-cell>
              <table:table-cell office:value-type="float" office:value="85538">
                <text:p>855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Load vs Drop Rate</text:p>
        </chart:title>
        <chart:legend chart:legend-position="end" svg:x="13.016cm" svg:y="4.201cm" style:legend-expansion="high" chart:style-name="ch3"/>
        <chart:plot-area chart:style-name="ch4" table:cell-range-address="Sheet1.A1:Sheet1.A18 Sheet1.C1:Sheet1.C18" chart:data-source-has-labels="row" svg:x="0.32cm" svg:y="1.275cm" svg:width="12.376cm" svg:height="6.564cm">
          <chartooo:coordinate-region svg:x="1.232cm" svg:y="1.475cm" svg:width="11.277cm" svg:height="5.717cm"/>
          <chart:axis chart:dimension="x" chart:name="primary-x" chart:style-name="ch5">
            <chart:title svg:x="5.538cm" svg:y="8.019cm" chart:style-name="ch6">
              <text:p>Load (Mpp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C3:Sheet1.C18" chart:label-cell-address="Sheet1.C1:Sheet1.C2" chart:class="chart:scatter">
            <chart:domain table:cell-range-address="Sheet1.A3:Sheet1.A1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op Rate</text:p>
                <text:list>
                  <text:list-item>
                    <text:p>Drop Rate</text:p>
                  </text:list-item>
                  <text:list-item>
                    <text:p/>
                  </text:list-item>
                </text:list>
                <draw:g>
                  <svg:desc>Sheet1.C1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>0.02</text:p>
                <draw:g>
                  <svg:desc>Sheet1.A3:Sheet1.A18</svg:desc>
                </draw:g>
              </table:table-cell>
              <table:table-cell office:value-type="float" office:value="0">
                <text:p>0</text:p>
                <draw:g>
                  <svg:desc>Sheet1.C3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3">
                <text:p>2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6">
                <text:p>4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8">
                <text:p>5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6">
                <text:p>7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6">
                <text:p>7.96</text:p>
              </table:table-cell>
              <table:table-cell office:value-type="float" office:value="0.00376884422110557">
                <text:p>0.00376884422110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11">
                <text:p>8.11</text:p>
              </table:table-cell>
              <table:table-cell office:value-type="float" office:value="0.0135635018495683">
                <text:p>0.0135635018495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6">
                <text:p>8.16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39">
                <text:p>8.39</text:p>
              </table:table-cell>
              <table:table-cell office:value-type="float" office:value="0.0452920143027414">
                <text:p>0.0452920143027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56">
                <text:p>8.56</text:p>
              </table:table-cell>
              <table:table-cell office:value-type="float" office:value="0.0630841121495328">
                <text:p>0.0630841121495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99">
                <text:p>9.99</text:p>
              </table:table-cell>
              <table:table-cell office:value-type="float" office:value="0.19019019019019">
                <text:p>0.19019019019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4">
                <text:p>11.34</text:p>
              </table:table-cell>
              <table:table-cell office:value-type="float" office:value="0.283068783068783">
                <text:p>0.283068783068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